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275cm" draw:marker-end-width="0.275cm" draw:fill="none" draw:textarea-horizontal-align="left" draw:textarea-vertical-align="top" draw:auto-grow-height="false" fo:padding-top="0.225cm" fo:padding-bottom="0.225cm" fo:padding-left="0.225cm" fo:padding-right="0.225cm"/>
    </style:style>
    <style:style style:name="gr2" style:family="graphic" style:parent-style-name="standard">
      <style:graphic-properties svg:stroke-width="0.05cm" svg:stroke-color="#ff950e" draw:marker-start-width="0.275cm" draw:marker-end-width="0.275cm" draw:fill="none" draw:textarea-horizontal-align="left" draw:textarea-vertical-align="top" draw:auto-grow-height="false" fo:padding-top="0.225cm" fo:padding-bottom="0.225cm" fo:padding-left="0.225cm" fo:padding-right="0.225cm"/>
    </style:style>
    <style:style style:name="gr3" style:family="graphic" style:parent-style-name="standard">
      <style:graphic-properties svg:stroke-width="0.05cm" svg:stroke-color="#579d1c" draw:marker-start-width="0.275cm" draw:marker-end-width="0.275cm" draw:fill="none" draw:textarea-horizontal-align="left" draw:textarea-vertical-align="top" draw:auto-grow-height="false" fo:padding-top="0.225cm" fo:padding-bottom="0.225cm" fo:padding-left="0.225cm" fo:padding-right="0.225cm"/>
    </style:style>
    <style:style style:name="P1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0cm" svg:x="1cm" svg:y="1cm">
          <text:p text:style-name="P1"><text:span text:style-name="T1">&lt;html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0.8cm" svg:x="4.9cm" svg:y="1cm">
          <text:p text:style-name="P1"><text:span text:style-name="T1">&lt;title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0.9cm" svg:x="4.9cm" svg:y="2cm">
          <text:p text:style-name="P1"><text:span text:style-name="T1">&lt;meta name=”viewport”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1.8cm" svg:x="4.9cm" svg:y="3.1cm">
          <text:p text:style-name="P1"><text:span text:style-name="T1">media (CSS and javascrip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5.9cm" svg:x="2.9cm" svg:y="5.1cm">
          <text:p text:style-name="P1"><text:span text:style-name="T1">&lt;body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3.9cm" svg:x="2.9cm" svg:y="1cm">
          <text:p text:style-name="P1"><text:span text:style-name="T1">&lt;head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8cm" svg:x="4.9cm" svg:y="5.1cm">
          <text:p text:style-name="P1"><text:span text:style-name="T1">&lt;header class=”container-fluid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8cm" svg:x="11.6cm" svg:y="5.1cm">
          <text:p text:style-name="P1"><text:span text:style-name="T1">&lt;nav class=”user_access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8cm" svg:x="11.6cm" svg:y="9.1cm">
          <text:p text:style-name="P1"><text:span text:style-name="T1">&lt;nav class=”footer_nav navbar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8cm" svg:x="4.9cm" svg:y="7.1cm">
          <text:p text:style-name="P1"><text:span text:style-name="T1">&lt;main class=”container-fluid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8cm" svg:x="11.6cm" svg:y="7.1cm">
          <text:p text:style-name="P1"><text:span text:style-name="T1">&lt;ul class=”breadcrumb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8cm" svg:x="11.6cm" svg:y="8.1cm">
          <text:p text:style-name="P1"><text:span text:style-name="T1">&lt;article class=”main_article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0.8cm" svg:x="4.9cm" svg:y="9.1cm">
          <text:p text:style-name="P1"><text:span text:style-name="T1">&lt;footer class=”container-fluid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8cm" svg:x="11.575cm" svg:y="6.075cm">
          <text:p text:style-name="P1"><text:span text:style-name="T1">&lt;nav class=”header_nav navbar”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7cm" svg:height="0.9cm" svg:x="4.9cm" svg:y="10.1cm">
          <text:p text:style-name="P1"><text:span text:style-name="T1">js_footer (javascript delayed loading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.8cm" svg:x="11.6cm" svg:y="3.1cm">
          <text:p text:style-name="P1"><text:span text:style-name="T1">asse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0.8cm" svg:x="13.5cm" svg:y="3.1cm">
          <text:p text:style-name="P1"><text:span text:style-name="T1">&lt;script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0.8cm" svg:x="13.5cm" svg:y="4.1cm">
          <text:p text:style-name="P1"><text:span text:style-name="T1">&lt;link rel=”stylesheet”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4-08-02T14:41:11</meta:creation-date>
    <dc:date>2014-08-02T14:57:31</dc:date>
    <dc:creator>Chris Wilson</dc:creator>
    <meta:editing-duration>PT1M9S</meta:editing-duration>
    <meta:editing-cycles>1</meta:editing-cycles>
    <meta:document-statistic meta:object-count="18"/>
    <meta:generator>LibreOffice/3.5$Linux_X86_64 LibreOffice_project/350m1$Build-2</meta:generator>
  </office:meta>
</office:document-meta>
</file>